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5E0000005E2FA489E1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0.713cm" fo:min-width="0.002cm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800000" draw:fill-gradient-name="Cyan_20_Gradient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800000" draw:fill-gradient-name="Gradient_20_7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800000" draw:fill-gradient-name="Linear_20_yellow_2f_brown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ffff" draw:secondary-fill-color="#000080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-4cm" draw:shadow-offset-y="0cm" draw:shadow-color="#ff8080" draw:shadow-opacity="40%"/>
    </style:style>
    <style:style style:name="P1" style:family="paragraph">
      <style:paragraph-properties fo:text-align="center"/>
    </style:style>
    <style:style style:name="P2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4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Thorndale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position="0% 100%" fo:font-family="Thorndale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5cm" svg:height="20.7cm" svg:x="0.1cm" svg:y="1.2cm">
          <draw:image xlink:href="Pictures/100000000000005E0000005E2FA489E1.jpg" xlink:type="simple" xlink:show="embed" xlink:actuate="onLoad">
            <text:p/>
          </draw:image>
        </draw:frame>
        <draw:frame draw:style-name="gr2" draw:layer="layout" svg:width="0.502cm" svg:height="1.204cm" svg:x="7.298cm" svg:y="7.7cm">
          <draw:text-box>
            <text:p/>
          </draw:text-box>
        </draw:frame>
        <draw:g>
          <draw:path draw:style-name="gr3" draw:text-style-name="P2" draw:layer="layout" svg:width="1.349cm" svg:height="1.4cm" svg:x="6cm" svg:y="6.633cm" svg:viewBox="0 0 1350 1401" svg:d="M0 343c272-95 545-191 817-286 22-7 43-14 65-21 20-6 41-11 61-17 18-3 37-7 55-10 18-2 35-5 53-7 8 0 16-1 24-1s15-1 23-1c8 1 15 1 23 2 7 1 14 2 21 3s13 3 20 4 13 3 20 4c6 2 11 5 17 7s12 5 18 7c5 3 11 6 16 9s10 7 15 10c5 4 9 7 14 11 4 4 9 8 13 12s8 9 12 13c4 5 7 10 11 15 3 5 7 10 10 15 3 6 6 11 9 17s5 13 8 19c2 6 4 12 6 18 3 14 7 28 10 42 2 15 5 30 7 45 1 17 1 33 2 50-1 17-1 35-2 52-2 17-5 34-7 51-4 16-8 33-12 49-2 8-5 16-7 24-3 8-5 15-8 23s-7 15-10 23c-3 7-7 15-10 22-4 7-9 14-13 21s-9 14-13 21-9 13-13 20c-5 7-11 13-16 20-5 6-11 13-16 19-6 6-12 13-18 19s-12 12-18 18c-7 6-14 12-21 18-7 5-13 10-20 15s-15 11-22 16c-8 5-16 10-24 15s-17 10-25 15c-18 8-35 17-53 25-19 8-38 16-57 24-21 7-42 13-63 20-22 6-45 12-67 18-24 5-48 10-72 15-90 17-179 33-269 50 0 147 0 293 0 440-165 15-329 30-494 45 0-353 0-705 0-1058zM494 675c40-9 80-19 120-28 11-3 23-6 34-9s21-6 32-9c10-3 19-7 29-10 9-3 17-7 26-10 8-4 15-7 23-11 4-2 7-5 11-7s7-3 11-5c3-2 6-5 9-7s6-4 9-6 5-4 8-6 5-5 8-7c2-2 4-4 6-6s5-5 7-7 4-5 6-7 4-5 6-7 3-5 5-7 3-5 5-7c1-2 2-5 3-7 1-3 3-5 4-8s3-5 4-8c1-2 2-5 3-7s1-5 2-7c1-3 1-5 2-8 1-2 1-5 2-7 0-3 1-5 1-8 0-5 1-11 1-16s-1-9-1-14c-1-5-1-9-2-14-1-4-3-8-4-12-2-4-4-8-6-12-2-3-5-7-7-10-3-3-5-7-8-10s-7-5-10-8c-4-2-8-5-12-7-2-1-4-3-6-4s-5-1-7-2c-3-1-5-1-8-2s-6-1-9-2c-3 0-6 0-9 0s-7-1-10-1c-4 0-7 0-11 0s-8 1-12 1c-8 1-17 2-25 3-9 1-18 3-27 4-10 2-20 5-30 7-11 3-22 6-33 9-47 14-93 28-140 42 0 88 0 176 0 264z">
            <text:p/>
          </draw:path>
          <draw:path draw:style-name="gr4" draw:text-style-name="P2" draw:layer="layout" svg:width="0.928cm" svg:height="1.242cm" svg:x="7.586cm" svg:y="6.652cm" svg:viewBox="0 0 929 1243" svg:d="M0 186c134-31 268-63 402-94 6-1 13-2 19-3 0 61 0 122 0 183 5-10 10-21 15-31s10-19 15-29c5-9 11-19 16-28 5-8 11-16 16-24 5-7 11-15 16-22s11-14 16-21c5-6 11-12 16-18 5-5 11-11 16-16 6-4 11-9 17-13 6-5 12-9 18-14 6-4 13-7 19-11 6-3 13-7 19-10 7-3 14-6 21-9s15-5 22-8c7-2 15-4 22-6 8-2 16-4 24-6 8-1 17-3 25-4 9-1 17-1 26-2 9 0 18 0 27 0s18 1 27 1c9 1 19 2 28 3 9 2 19 3 28 5 10 3 19 5 29 8s20 5 30 8c-47 116-94 231-141 347-13-3-25-5-38-8-6-1-12-2-18-3-5-1-11-2-16-3-5 0-10 0-15 0s-10-1-15-1c-4 0-9 1-13 1s-8 1-12 1c-4 1-7 1-11 2s-7 2-11 3c-3 1-7 2-10 3s-7 3-10 4-7 2-10 3c-3 2-7 3-10 5s-6 3-9 5-6 3-9 5-5 4-8 6-5 5-8 7-5 5-8 7-5 5-8 7c-2 3-5 6-7 9s-5 5-7 8-5 7-7 10-4 6-6 9c-3 5-6 10-9 15s-5 10-8 15c-2 6-5 11-7 17s-5 12-7 18c-4 13-8 27-12 40-3 15-7 30-10 45-2 16-5 33-7 49-2 18-4 37-6 55-1 20-2 41-3 61 0 21-1 43-1 64 0 126 0 252 0 378-17 1-33 3-50 4-134 10-268 20-402 30 0-352 0-705 0-1057z">
            <text:p/>
          </draw:path>
          <draw:path draw:style-name="gr3" draw:text-style-name="P2" draw:layer="layout" svg:width="1.325cm" svg:height="1.848cm" svg:x="8.536cm" svg:y="6.461cm" svg:viewBox="0 0 1326 1849" svg:d="M891 46c125-14 249-27 374-41 20-2 40-3 60-5 0 413 0 826 0 1239 0 20 1 39 1 59 0 10-1 21-1 31-1 10-1 20-2 30s-3 20-4 30c-2 10-3 20-5 30s-5 19-7 29c-3 9-5 19-8 28-4 10-7 19-11 29-4 9-7 19-11 28-4 8-8 16-12 24 0 1 0 1 0 2s0 1 0 2c-4 9-9 17-13 26-5 8-11 17-16 25s-10 16-15 24c-5 7-11 15-16 22-6 7-12 13-18 20s-13 13-19 20c-6 6-13 12-19 18-7 6-14 11-21 17-7 5-15 10-22 15-8 5-16 10-24 15-8 4-16 9-24 13-9 4-18 8-27 12s-18 7-27 11c-10 3-19 6-29 9s-20 6-30 9c-21 4-43 9-64 13-23 4-46 7-69 11-24 2-49 3-73 5-23 0-47 1-70 1v1c-2 0-5 1-7 1-29-1-58-1-87-2-27-1-53-3-80-4-24-3-48-5-72-8-22-4-43-8-65-12-20-5-39-10-59-15-9-3-18-6-27-9-8-3-17-7-25-10s-15-7-23-10c-7-4-14-8-21-12-6-4-13-8-19-12s-12-9-18-13c-6-5-11-9-17-14-5-5-10-9-15-14s-9-10-14-15c-4-5-9-10-13-15s-8-11-12-16c-4-6-7-11-11-17-3-6-7-11-10-17-2-4-5-7-7-11v-1c-1-2-1-3-2-5-3-6-5-13-8-19-2-6-4-12-6-18-2-7-4-13-6-20s-3-13-5-20c-1-7-2-13-3-20s-2-14-3-21c-1-15-1-29-2-44 1-20 1-41 2-61 11 0 22 1 33 1 137 10 275 20 412 30 2 5 3 11 5 16 2 4 3 9 5 13 2 5 4 9 6 14 2 4 4 7 6 11 2 3 5 7 7 10s5 6 7 9c1 1 3 3 4 4s3 2 4 3c1 2 3 3 4 5 1 1 3 2 4 3 4 3 9 5 13 8 5 2 9 4 14 6s10 4 15 6 10 3 15 5c5 1 11 3 16 4 6 1 11 1 17 2 6 0 12 1 18 1 7 0 13 0 20 0 3 0 7-1 10-1 5 0 9 0 14 0 7-1 15-2 22-3 7-2 15-4 22-6 3-1 7-1 10-2s6-3 9-4 6-3 9-4c3-2 6-3 9-5 3-1 6-3 9-4 3-2 5-4 8-6 2-2 5-3 7-5s5-5 7-7 5-5 7-7 4-4 6-6c2-3 4-5 6-8s3-5 5-8 4-5 6-8 3-7 5-10 3-7 5-10c1-4 3-7 4-11 2-8 5-16 7-24 2-9 3-17 5-26 1-10 3-19 4-29s1-21 2-31c0-11 1-23 1-34 0-65 0-129 0-194-6 7-11 14-17 21s-11 14-17 21c-6 6-12 12-18 18-5 6-11 11-16 17-6 5-11 10-17 15s-12 9-18 14c-5 4-11 8-16 12-6 4-11 8-17 12-9 5-19 10-28 15-8 3-17 7-25 10v1c-1 1-1 1-2 2-9 4-19 8-28 12-9 3-19 7-28 10-10 3-19 5-29 8-10 2-20 4-30 6s-20 3-30 5c-10 1-20 1-30 2-10 0-19 1-29 1s-20-1-30-1c-9-1-19-1-28-2-9-2-18-3-27-5s-19-4-28-6c-9-3-17-5-26-8-8-3-17-7-25-10-8-4-16-7-24-11s-17-9-25-13c-8-5-15-9-23-14-7-5-15-11-22-16-7-6-15-12-22-18s-14-13-21-19c-7-7-14-14-21-21-6-8-13-15-19-23s-13-16-19-24c-8-12-16-25-24-37-4-7-8-13-12-20v-1c-3-6-6-13-9-19-6-14-12-29-18-43-5-15-9-31-14-46-4-16-8-33-12-49-3-18-5-35-8-53-1-19-3-37-4-56-1-20-1-40-2-60 1-22 1-45 2-67 2-21 4-43 6-64 4-20 7-41 11-61 5-19 9-39 14-58 6-18 13-36 19-54 4-9 7-17 11-26 1-4 3-7 4-11 0-1 0-1 0-2 3-4 5-8 8-12 4-8 9-16 13-24 5-8 10-16 15-24 5-7 10-14 15-21s11-15 16-22c6-7 11-14 17-21 6-6 13-13 19-19s12-12 18-18 13-12 19-18c7-5 13-11 20-16s13-11 20-16c7-4 15-9 22-13 7-5 15-9 22-14 7-4 15-8 22-12 8-4 15-7 23-11 8-3 16-7 24-10s16-6 24-9c17-5 33-10 50-15 18-4 36-7 54-11 11-1 23-3 34-4s23-2 34-3c10 0 21-1 31-1s19 1 29 1c9 1 19 1 28 2 8 1 17 2 25 3 1 0 1 1 2 1 8 3 17 5 25 8s16 6 24 9c7 4 15 8 22 12s15 8 22 12c8 5 15 11 23 16 7 6 14 11 21 17 7 7 15 14 22 21s13 14 20 21c7 8 13 16 20 24 7 9 14 17 21 26 0-63 0-126 0-189zM457 706c0 11 1 21 1 32 1 10 1 20 2 30 2 9 3 19 5 28s4 17 6 26c3 7 5 15 8 22 1 4 3 7 4 11 2 3 3 7 5 10s3 6 5 9 4 6 6 9 4 6 6 9 5 5 7 8 5 5 7 8c2 2 5 4 7 6 3 2 5 4 8 6 2 2 5 4 7 6 3 2 5 3 8 5s7 3 10 5c3 1 5 2 8 3 3 2 6 3 9 5 3 1 6 1 9 2s7 2 10 3 6 1 9 2c3 0 7 1 10 1 7 1 14 1 21 2 8 0 15-1 23-1 4-1 7-1 11-2 3 0 7 0 10 0 3-1 7-1 10-2s7-2 10-3 6-1 9-2c4-1 7-3 11-4 3-1 6-3 9-4 3-2 6-3 9-5s6-3 9-5 5-4 8-6 5-3 8-5 7-5 10-7c2-2 5-5 7-7 3-3 5-5 8-8 5-6 10-11 15-17 2-3 5-6 7-9 2-4 5-7 7-11 2-3 5-7 7-10 2-4 3-7 5-11s4-8 6-12c1-4 3-7 4-11 3-9 5-17 8-26 2-9 5-19 7-28 1-10 3-19 4-29 1-11 2-22 3-33 0-11 1-22 1-33s-1-23-1-34c-1-11-2-21-3-32-1-10-3-20-4-30-2-9-5-17-7-26-3-8-5-17-8-25-2-4-3-7-5-11s-4-8-6-12c-2-3-3-7-5-10-3-3-5-7-8-10-2-3-5-6-7-9s-5-6-7-9c-5-5-11-11-16-16-3-2-5-5-8-7s-5-5-8-7-7-3-10-5-5-4-8-6-6-3-9-5c-3-1-6-3-9-4s-7-2-10-3-7-2-10-3-7-1-10-2-7-1-10-2-7-1-10-2c-4 0-7 0-11 0-1 0-1 0-2 0-3 0-5 1-8 1-4 0-8 1-12 1-7 1-14 3-21 4-3 1-7 1-10 2s-7 3-10 4-7 2-10 3-6 3-9 4c-3 2-6 3-9 5s-6 3-9 5-6 3-9 5-5 4-8 6-6 5-9 7-5 4-8 6c-2 2-5 5-7 7-2 3-5 6-7 9s-5 5-7 8-5 6-7 9-4 6-6 9c-2 4-4 7-6 11s-4 7-6 11-3 7-5 11-3 8-5 12c-1 4-3 8-4 12-2 9-5 18-7 27-2 10-4 20-6 30-1 11-3 21-4 32-1 12-1 23-2 35 0 12-1 25-1 37z">
            <text:p/>
          </draw:path>
          <draw:path draw:style-name="gr5" draw:text-style-name="P2" draw:layer="layout" svg:width="1.332cm" svg:height="1.858cm" svg:x="10.174cm" svg:y="5.908cm" svg:viewBox="0 0 1333 1859" svg:d="M0 27c74-6 149-12 223-18 99-3 198-6 297-9 0 465 0 931 0 1396 102-1 203-3 305-4 169 2 339 5 508 7 0 151 0 303 0 454-169-1-339-3-508-4-201 2-401 3-602 5-74 2-149 3-223 5 0-611 0-1221 0-1832z">
            <text:p/>
          </draw:path>
          <draw:path draw:style-name="gr4" draw:text-style-name="P2" draw:layer="layout" svg:width="1.279cm" svg:height="1.372cm" svg:x="11.711cm" svg:y="6.433cm" svg:viewBox="0 0 1280 1373" svg:d="M0 0c145 10 290 19 435 29 0 71 0 142 0 213 8-10 16-20 24-30 8-9 16-18 24-27 1-2 2-3 3-5v-1c7-6 14-13 21-19 8-7 17-15 25-22s16-13 24-20c8-6 17-11 25-17 8-5 17-9 25-14 8-4 17-8 25-12s17-7 25-11c9-3 18-5 27-8 9-2 19-4 28-6 10-2 20-3 30-5 10-1 20-2 30-3 11 0 22 0 33 0s23 1 34 1c11 1 23 2 34 3 16 2 31 5 47 7 15 4 29 7 44 11 14 5 28 9 42 14 6 3 13 5 19 8 7 3 13 6 20 9 6 3 12 7 18 10 6 4 12 7 18 11 1 1 1 1 2 2 5 3 9 7 14 10 6 5 12 9 18 14 5 4 10 9 15 13 5 5 10 10 15 15s9 10 14 15c5 6 9 11 14 17 4 6 9 12 13 18s8 12 12 18 8 12 12 18c4 7 7 14 11 21 3 7 6 13 9 20s6 14 9 21c3 8 5 15 8 23 2 8 5 15 7 23 4 16 8 33 12 49 3 18 5 35 8 53 2 19 3 37 5 56 1 20 1 40 2 60 0 264 0 527 0 791-66-3-132-7-198-10-89-3-177-7-266-10 0-235 0-471 0-706 0-10-1-19-1-29-1-9-1-18-2-27-1-8-2-17-3-25s-3-16-4-24c-2-7-4-14-6-21-1-3-2-7-3-10s-3-6-4-9-3-5-4-8-3-5-4-8c-2-3-3-5-5-8-2-2-4-5-6-7s-3-4-5-6-4-4-6-6-4-4-6-6-4-3-6-5-4-3-6-5-5-3-7-5c-2-1-5-3-7-4-3-1-5-3-8-4-2-1-5-3-7-4-3-1-5-2-8-3-5-2-11-4-16-6-6-1-11-2-17-3s-13-2-19-3c-3 0-7-1-10-1s-7 0-10 0-7 0-10 0c-4 1-7 1-11 2-3 0-6 1-9 1-3 1-6 1-9 2s-6 2-9 3-5 3-8 4-5 2-8 3c-3 2-6 3-9 5s-5 3-8 5c-2 2-5 4-7 6-3 2-5 4-8 6-2 2-5 4-7 6-4 5-9 10-13 15-2 3-4 5-6 8s-5 7-7 10-4 7-6 10c-2 4-3 7-5 11-1 4-3 9-4 13-2 4-3 9-5 13l-1-1c0 1 0 1 0 2-2 9-4 18-6 27-2 11-4 22-6 33-1 12-3 23-4 35-1 13-1 27-2 40 0 14-1 29-1 43 0 210 0 419 0 629-156-3-311-7-467-10 0-444 0-887 0-1331z">
            <text:p/>
          </draw:path>
          <draw:path draw:style-name="gr3" draw:text-style-name="P2" draw:layer="layout" svg:width="1.366cm" svg:height="1.214cm" svg:x="13.21cm" svg:y="6.673cm" svg:viewBox="0 0 1367 1215" svg:d="M939 771c143 34 285 67 428 101-3 9-7 19-10 28-4 9-7 18-11 27s-9 17-13 26c-4 8-9 16-13 24-5 8-10 15-15 23-6 8-11 15-17 23-6 7-12 14-18 21-7 7-13 13-20 20-7 6-13 13-20 19-8 6-15 13-23 19-8 5-16 11-24 16s-16 11-24 16c-9 5-18 10-27 15-9 4-19 9-28 13s-19 8-28 12c-10 3-21 7-31 10-11 3-22 7-33 10-11 2-23 5-34 7-12 2-25 5-37 7-13 1-25 2-38 3-14 1-27 2-41 3-14 0-29 1-43 1-6 0-12-1-18-1-9 0-18 0-27 0-16-1-32-1-48-2-30-2-61-5-91-7-27-4-55-8-82-12-13-2-26-5-39-7-12-3-24-5-36-8s-23-6-35-9c-11-3-21-7-32-10-10-4-21-8-31-12s-20-9-30-13c-9-5-19-9-28-14s-19-10-28-15-17-11-26-16c-9-6-17-12-26-18-8-7-16-13-24-20s-15-14-23-21c-3-3-7-7-10-10-4-4-8-8-12-12-7-8-14-15-21-23-6-8-13-15-19-23s-13-17-19-25-12-17-18-25c-5-9-11-17-16-26s-10-18-15-27c-4-9-9-19-13-28-4-10-8-19-12-29-3-10-7-21-10-31-3-11-6-22-9-33-2-12-5-24-7-36s-5-25-7-37c-1-14-3-27-4-41s-1-27-2-41c0-15-1-30-1-45s1-31 1-46c1-15 2-29 3-44 2-14 4-27 6-41 2-13 5-27 7-40 3-12 5-25 8-37 4-11 7-23 11-34s9-23 13-34c5-10 9-20 14-30 4-7 8-14 12-21 4-6 9-13 13-19 5-7 9-13 14-20 5-6 11-12 16-18s11-12 16-18c6-6 11-11 17-17s13-11 19-17c5-4 10-9 15-13v-1c1 0 3-1 4-1 7-5 13-9 20-14 7-4 13-8 20-12s13-8 20-12c7-3 14-7 21-10s13-6 20-9c7-2 14-5 21-7s13-5 20-7 14-3 21-5c12-2 23-4 35-6 12-1 24-3 36-4 13 0 27-1 40-1 14 0 27 1 41 1 15 1 29 2 44 3s31 3 46 4c16 2 32 5 48 7 17 3 34 6 51 9 24 5 47 11 71 16 12 3 25 7 37 10 10 3 19 5 29 8 20 8 41 15 61 23 19 8 37 15 56 23 18 9 35 17 53 26 16 9 32 18 48 27 15 10 29 20 44 30 7 5 13 9 20 14s13 11 20 16c12 11 24 23 36 34 11 11 22 22 33 33 11 12 21 24 32 36 9 13 18 26 27 39 8 13 17 26 25 39 8 14 15 29 23 43 6 14 13 29 19 43 5 15 11 31 16 46-141-8-282-17-423-25-1-6-3-12-4-18-2-6-5-11-7-17-3-5-5-11-8-16s-5-11-8-16-7-9-10-14c-4-5-7-9-11-14-4-4-7-9-11-13s-9-8-13-12c-2-2-5-4-7-6s-4-3-6-5c-5-3-10-7-15-10s-11-7-16-10c-1 0-2-1-3-1-5-2-9-4-14-6-6-3-12-5-18-8-7-2-13-4-20-6-7-1-13-3-20-4-7-2-15-3-22-5-9-1-19-2-28-3-4 0-9-1-13-1s-9 0-13 0-9 1-13 1-8 1-12 1c-4 1-8 2-12 3s-7 1-11 2-8 3-12 4c-3 1-7 3-10 4-4 1-7 3-11 4-3 2-7 4-10 6s-7 3-10 5c-3 3-7 5-10 8-6 5-12 10-18 15-3 3-6 6-9 9s-5 7-8 10c-2 3-5 7-7 10-2 4-5 8-7 12s-4 7-6 11-4 9-6 13c-3 9-7 18-10 27-2 10-5 21-7 31-2 11-4 21-6 32-1 12-2 24-3 36 0 13-1 26-1 39 0 12 1 23 1 35 1 11 2 22 3 33 2 10 4 21 6 31s5 19 7 29c3 9 7 19 10 28 2 4 3 8 5 12s5 9 7 13 4 8 6 12c3 4 5 7 8 11s5 7 8 11 5 7 8 11c6 6 12 13 18 19 3 3 6 6 9 9 3 2 7 5 10 7 3 3 7 5 10 8 3 2 7 5 10 7 4 2 7 5 11 7s7 4 11 6 7 4 11 6c4 1 8 3 12 4 4 2 7 3 11 5 4 1 9 2 13 3 8 2 17 4 25 6 9 1 17 2 26 3 7 1 15 1 22 2 7 0 14 0 21 0s13-1 20-1c6-1 13-2 19-3 6-2 12-3 18-5l1-1v-1c6-1 11-3 17-4 5-2 11-4 16-6 5-3 10-6 15-9s10-6 15-9c4-4 9-8 13-12s9-8 13-12c4-5 8-10 12-15s7-10 11-15c3-6 6-11 9-17 3-7 6-13 9-20s5-13 8-20z">
            <text:p/>
          </draw:path>
          <draw:path draw:style-name="gr4" draw:text-style-name="P2" draw:layer="layout" svg:width="1.219cm" svg:height="1.482cm" svg:x="14.78cm" svg:y="6.55cm" svg:viewBox="0 0 1220 1483" svg:d="M0 0c147 51 295 103 442 154 0 155 0 309 0 464 8-4 15-8 23-12 7-4 15-7 22-11 7-3 15-6 22-9 8-3 15-5 23-8 7-2 15-4 22-6s15-3 22-5c8-1 15-2 23-3 7-1 15-2 22-3 8 0 15 0 23 0s16 0 24 0c8 1 17 1 25 2s17 2 25 3c9 1 18 3 27 4 10 2 19 4 29 6 9 2 19 5 28 7 10 3 20 5 30 8 15 4 29 9 44 13 14 5 27 10 41 15 13 6 26 12 39 18 6 3 13 6 19 9s12 6 18 9 12 7 18 10c5 3 11 7 16 10 6 4 11 7 17 11 5 4 10 7 15 11s10 8 15 12 9 7 14 11 9 8 14 12 9 9 14 13c4 5 8 9 12 14 4 4 8 9 12 13s7 9 11 13c3 5 7 9 10 14s6 9 9 14 6 11 9 16c5 10 9 20 14 30 4 11 8 21 12 32 3 11 5 22 8 33 2 12 3 23 5 35 1 12 1 25 2 37 0 162 0 325 0 487-148-13-296-26-444-39 0-156 0-311 0-467 0-7-1-13-1-20-1-6-1-12-2-18s-2-11-3-17c-1-5-3-11-4-16-2-5-4-10-6-15-1-2-2-5-3-7s-3-5-4-7-3-4-4-6-3-4-4-6-3-4-4-6c-2-2-3-3-5-5s-3-3-5-5-4-3-6-5-4-3-6-5c-2-1-4-3-6-4-2-2-3-3-5-5-2-1-5-3-7-4s-5-3-7-4-5-2-7-3-5-3-7-4-5-2-7-3c-5-2-11-5-16-7-6-2-11-3-17-5s-11-3-17-5c-3-1-7-1-10-2-3 0-6-1-9-1-3-1-7-1-10-2-3 0-7 0-10 0s-6-1-9-1-5 0-8 0-6 1-9 1-5 1-8 1-5 1-8 1c-2 1-5 1-7 2-3 1-5 1-8 2-2 1-5 2-7 3-3 1-5 2-8 3-2 1-5 2-7 3-4 3-8 6-12 9-2 2-4 3-6 5s-4 3-6 5-4 5-6 7-3 4-5 6c-1 3-2 6-3 9-2 3-3 5-5 8-2 6-5 12-7 18-2 7-4 15-6 22-1 8-3 16-4 24-1 9-1 19-2 28 0 10-1 19-1 29 0 146 0 293 0 439-147-13-295-27-442-40 0-458 0-916 0-1374z">
            <text:p/>
          </draw:path>
        </draw:g>
        <draw:custom-shape draw:style-name="gr6" draw:text-style-name="P4" draw:layer="layout" svg:width="11.5cm" svg:height="7.056cm" svg:x="5.6cm" svg:y="9.744cm">
          <text:p text:style-name="P3"><text:span text:style-name="T1">Loading...</text:span></text:p>
          <draw:enhanced-geometry svg:viewBox="0 0 21600 21600" draw:extrusion="true" draw:extrusion-rotation-angle="35 -5" dr3d:projection="perspective" draw:extrusion-first-light-direction="(50000 -50000 10000)" draw:extrusion-second-light-direction="(-50000 0 10000)" dr3d:shade-mode="flat" draw:extrusion-metal="true" draw:extrusion-specularity="122%" draw:extrusion-diffusion="122%" draw:extrusion-viewpoint="(3.472cm -3.472cm 25cm)" draw:extrusion-origin="0.5 -0.5" draw:extrusion-skew="50 -135" draw:extrusion-depth="1cm 0" draw:extrusion-color="true" draw:glue-points="?f18 ?f0 ?f20 10800 ?f19 ?f1 ?f21 10800" draw:text-areas="0 0 21600 21600" draw:text-path="true" draw:text-path-mode="shape" draw:text-path-scale="path" draw:text-path-same-letter-heights="false" draw:type="fontwork-wave" draw:modifiers="4460 10453.3333333333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Cyan_20_Gradient" draw:display-name="Cyan Gradient" draw:style="radial" draw:cx="0%" draw:cy="0%" draw:start-color="#00cccc" draw:end-color="#99ffff" draw:start-intensity="100%" draw:end-intensity="100%" draw:border="0%"/>
    <draw:gradient draw:name="Gradient_20_7" draw:display-name="Gradient 7" draw:style="rectangular" draw:cx="50%" draw:cy="50%" draw:start-color="#800000" draw:end-color="#ffff00" draw:start-intensity="100%" draw:end-intensity="100%" draw:angle="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ffff99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initial-creator>Laurie Stearn</meta:initial-creator>
    <meta:creation-date>2017-02-12T14:48:08.47</meta:creation-date>
    <dc:date>2017-02-17T14:50:40.87</dc:date>
    <dc:creator>Laurie Stearn</dc:creator>
    <meta:editing-duration>PT30M37S</meta:editing-duration>
    <meta:editing-cycles>3</meta:editing-cycles>
    <meta:generator>OpenOffice/4.1.3$Win32 OpenOffice.org_project/413m1$Build-9783</meta:generator>
    <meta:document-statistic meta:object-count="11"/>
  </office:meta>
</office:document-meta>
</file>